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7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988*"/>
    </style:style>
    <style:style style:name="Table3.B" style:family="table-column">
      <style:table-column-properties style:column-width="6.3139in" style:rel-column-width="909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988*"/>
    </style:style>
    <style:style style:name="Table4.B" style:family="table-column">
      <style:table-column-properties style:column-width="6.3139in" style:rel-column-width="909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>
      <style:text-properties fo:color="#000000" fo:font-size="11pt" officeooo:paragraph-rsid="003810a4" style:font-size-asian="11pt" style:font-size-complex="11pt"/>
    </style:style>
    <style:style style:name="P13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4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15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officeooo:paragraph-rsid="003810a4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20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2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22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3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24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25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officeooo:paragraph-rsid="003d0667"/>
    </style:style>
    <style:style style:name="P28" style:family="paragraph" style:parent-style-name="Standard" style:list-style-name="L1">
      <style:text-properties officeooo:paragraph-rsid="00568922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 style:list-style-name="L1">
      <style:text-properties fo:color="#000000" officeooo:paragraph-rsid="004f763a"/>
    </style:style>
    <style:style style:name="P31" style:family="paragraph" style:parent-style-name="Standard" style:list-style-name="L1">
      <style:text-properties fo:color="#000000" officeooo:paragraph-rsid="003d0667"/>
    </style:style>
    <style:style style:name="P32" style:family="paragraph" style:parent-style-name="Standard" style:list-style-name="L2">
      <style:text-properties fo:color="#000000"/>
    </style:style>
    <style:style style:name="P33" style:family="paragraph" style:parent-style-name="Standard" style:list-style-name="L2">
      <style:text-properties fo:color="#000000" officeooo:paragraph-rsid="00569784"/>
    </style:style>
    <style:style style:name="P34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38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39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40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41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2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43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44" style:family="paragraph" style:parent-style-name="Standard" style:list-style-name="L5">
      <style:text-properties fo:color="#000000" fo:font-weight="normal" officeooo:paragraph-rsid="005e8511" style:font-weight-asian="normal" style:font-weight-complex="normal"/>
    </style:style>
    <style:style style:name="P45" style:family="paragraph" style:parent-style-name="Standard" style:list-style-name="L5">
      <style:text-properties fo:color="#000000" fo:font-weight="normal" officeooo:paragraph-rsid="00603f9e" style:font-weight-asian="normal" style:font-weight-complex="normal"/>
    </style:style>
    <style:style style:name="P46" style:family="paragraph" style:parent-style-name="Standard" style:list-style-name="L5">
      <style:text-properties fo:color="#000000" fo:font-weight="normal" officeooo:rsid="005e8511" officeooo:paragraph-rsid="005e8511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48" style:family="paragraph" style:parent-style-name="Standard">
      <style:text-properties fo:color="#000000" officeooo:paragraph-rsid="006981f6"/>
    </style:style>
    <style:style style:name="P49" style:family="paragraph" style:parent-style-name="Standard" style:list-style-name="L2">
      <style:text-properties officeooo:paragraph-rsid="0042cc59"/>
    </style:style>
    <style:style style:name="P50" style:family="paragraph" style:parent-style-name="Standard" style:list-style-name="L2">
      <style:text-properties officeooo:paragraph-rsid="00569784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text-properties officeooo:paragraph-rsid="005e8511"/>
    </style:style>
    <style:style style:name="P53" style:family="paragraph" style:parent-style-name="Standard" style:list-style-name="L5">
      <style:text-properties fo:font-weight="normal" officeooo:paragraph-rsid="0062542a"/>
    </style:style>
    <style:style style:name="P54" style:family="paragraph" style:parent-style-name="Standard">
      <style:text-properties fo:font-weight="normal" officeooo:paragraph-rsid="006981f6" style:font-weight-asian="normal" style:font-weight-complex="normal"/>
    </style:style>
    <style:style style:name="P55" style:family="paragraph" style:parent-style-name="Standard">
      <style:text-properties officeooo:paragraph-rsid="0065fbf6"/>
    </style:style>
    <style:style style:name="P56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59" style:family="paragraph" style:parent-style-name="Table_20_Contents">
      <style:text-properties officeooo:paragraph-rsid="005926f9"/>
    </style:style>
    <style:style style:name="P60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62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63" style:family="paragraph" style:parent-style-name="Table_20_Contents">
      <style:text-properties officeooo:paragraph-rsid="005d1d29"/>
    </style:style>
    <style:style style:name="P64" style:family="paragraph" style:parent-style-name="Text_20_body">
      <style:text-properties officeooo:paragraph-rsid="005e8511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officeooo:rsid="00267c01"/>
    </style:style>
    <style:style style:name="T9" style:family="text">
      <style:text-properties officeooo:rsid="002ec396"/>
    </style:style>
    <style:style style:name="T10" style:family="text">
      <style:text-properties officeooo:rsid="00326d23"/>
    </style:style>
    <style:style style:name="T11" style:family="text">
      <style:text-properties fo:color="#000000"/>
    </style:style>
    <style:style style:name="T12" style:family="text">
      <style:text-properties fo:color="#000000" officeooo:rsid="004f763a"/>
    </style:style>
    <style:style style:name="T13" style:family="text">
      <style:text-properties fo:color="#000000" officeooo:rsid="0029f7d9"/>
    </style:style>
    <style:style style:name="T14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6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7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8" style:family="text">
      <style:text-properties fo:color="#000000" fo:font-weight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3bafb4" style:font-weight-asian="bold" style:font-weight-complex="bold"/>
    </style:style>
    <style:style style:name="T21" style:family="text">
      <style:text-properties fo:color="#000000" fo:font-weight="bold" officeooo:rsid="005052fa" style:font-weight-asian="bold" style:font-weight-complex="bold"/>
    </style:style>
    <style:style style:name="T22" style:family="text">
      <style:text-properties fo:color="#000000" fo:font-weight="bold" officeooo:rsid="00568922" style:font-weight-asian="bold" style:font-weight-complex="bold"/>
    </style:style>
    <style:style style:name="T23" style:family="text">
      <style:text-properties fo:color="#000000" fo:font-weight="bold" officeooo:rsid="005e8511" style:font-weight-asian="bold" style:font-weight-complex="bold"/>
    </style:style>
    <style:style style:name="T24" style:family="text">
      <style:text-properties fo:color="#000000" fo:font-weight="bold" officeooo:rsid="005d1d29" style:font-weight-asian="bold" style:font-weight-complex="bold"/>
    </style:style>
    <style:style style:name="T25" style:family="text">
      <style:text-properties fo:color="#000000" fo:font-weight="bold" officeooo:rsid="0065fbf6" style:font-weight-asian="bold" style:font-weight-complex="bold"/>
    </style:style>
    <style:style style:name="T26" style:family="text">
      <style:text-properties fo:color="#000000" officeooo:rsid="003bafb4"/>
    </style:style>
    <style:style style:name="T27" style:family="text">
      <style:text-properties fo:color="#000000" officeooo:rsid="00568922"/>
    </style:style>
    <style:style style:name="T28" style:family="text">
      <style:text-properties fo:color="#000000" officeooo:rsid="00569784"/>
    </style:style>
    <style:style style:name="T29" style:family="text">
      <style:text-properties fo:color="#000000" officeooo:rsid="005767da"/>
    </style:style>
    <style:style style:name="T30" style:family="text">
      <style:text-properties fo:color="#000000" officeooo:rsid="005d1d29"/>
    </style:style>
    <style:style style:name="T31" style:family="text">
      <style:text-properties fo:color="#000000" officeooo:rsid="0062542a" style:font-weight-asian="normal" style:font-weight-complex="normal"/>
    </style:style>
    <style:style style:name="T32" style:family="text">
      <style:text-properties fo:color="#000000" officeooo:rsid="00267c01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officeooo:rsid="005e8511"/>
    </style:style>
    <style:style style:name="T37" style:family="text">
      <style:text-properties style:text-underline-style="solid" style:text-underline-width="auto" style:text-underline-color="font-color" officeooo:rsid="00603f9e"/>
    </style:style>
    <style:style style:name="T38" style:family="text">
      <style:text-properties officeooo:rsid="0042db6f"/>
    </style:style>
    <style:style style:name="T39" style:family="text">
      <style:text-properties officeooo:rsid="004b8733"/>
    </style:style>
    <style:style style:name="T40" style:family="text">
      <style:text-properties fo:font-size="10pt" fo:font-weight="normal" style:font-weight-asian="normal" style:font-weight-complex="normal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3550ba" style:font-size-asian="11pt" style:font-size-complex="11pt"/>
    </style:style>
    <style:style style:name="T43" style:family="text">
      <style:text-properties officeooo:rsid="0027726a"/>
    </style:style>
    <style:style style:name="T44" style:family="text">
      <style:text-properties officeooo:rsid="00379324"/>
    </style:style>
    <style:style style:name="T45" style:family="text">
      <style:text-properties officeooo:rsid="00568922"/>
    </style:style>
    <style:style style:name="T46" style:family="text">
      <style:text-properties fo:color="#666666" fo:font-size="10pt" officeooo:rsid="00569784"/>
    </style:style>
    <style:style style:name="T47" style:family="text">
      <style:text-properties officeooo:rsid="005926f9"/>
    </style:style>
    <style:style style:name="T48" style:family="text">
      <style:text-properties officeooo:rsid="005a2876"/>
    </style:style>
    <style:style style:name="T49" style:family="text">
      <style:text-properties officeooo:rsid="005e8511"/>
    </style:style>
    <style:style style:name="T50" style:family="text">
      <style:text-properties officeooo:rsid="00603f9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65fbf6" style:font-size-asian="12pt" style:font-size-complex="12pt"/>
    </style:style>
    <style:style style:name="T54" style:family="text">
      <style:text-properties officeooo:rsid="006981f6"/>
    </style:style>
    <style:style style:name="T55" style:family="text">
      <style:text-properties fo:font-size="8pt" fo:font-weight="normal" style:font-weight-asian="normal" style:font-weight-complex="normal"/>
    </style:style>
    <style:style style:name="T56" style:family="text">
      <style:text-properties style:font-name="Liberation Serif" style:font-name-asian="Noto Serif CJK SC"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bobaker Abd Albagi Altaif Ahmed</text:p>
      <text:p text:style-name="P37">أبوبكر عبد الباقي الطائف أحمد</text:p>
      <text:h text:style-name="P23" text:outline-level="5"><text:span text:style-name="T45">Product Manager &amp; </text:span>Senior Full-Stack Programmer</text:h>
      <text:p text:style-name="P10"><text:a xlink:type="simple" xlink:href="https://bakrialtaif.github.io/" text:style-name="Internet_20_link" text:visited-style-name="Visited_20_Internet_20_Link"><text:span text:style-name="T43">https://bakrialtaif.github.io</text:span></text:a><text:span text:style-name="T43"> <text:s/>- </text:span>altaif.bakri@gmail.com – <text:span text:style-name="T44">00</text:span>249963144047</text:p>
      <text:p text:style-name="P9"/>
      <text:p text:style-name="P18"><text:span text:style-name="T11"/></text:p>
      <text:p text:style-name="P18"><text:span text:style-name="T11"/></text:p>
      <text:p text:style-name="P18"><text:span text:style-name="T11">Experienced </text:span><text:span text:style-name="T27">Product Manager &amp; </text:span><text:span text:style-name="T12">S</text:span><text:span text:style-name="T11">enior </text:span><text:span text:style-name="T12">Full-Stack P</text:span><text:span text:style-name="T11">rogrammer, with </text:span><text:span text:style-name="T27">10</text:span><text:span text:style-name="T11">+ years of experience in a variety of </text:span><text:span text:style-name="T13">information and </text:span><text:span text:style-name="T11">software development positions. Demonstrated history of working in </text:span><text:span text:style-name="T13">IT </text:span><text:span text:style-name="T12">Projects</text:span><text:span text:style-name="T11">, </text:span><text:span text:style-name="T13">Business,</text:span><text:span text:style-name="T11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443174424848">
          <table:table-cell table:style-name="Table2.A1" office:value-type="string">
            <text:p text:style-name="P6">BS<text:span text:style-name="T9">c</text:span></text:p>
          </table:table-cell>
        </table:table-row>
        <table:table-row table:style-name="TableLine94443174468544">
          <table:table-cell table:style-name="Table2.A1" office:value-type="string">
            <text:p text:style-name="P11">University of Khartoum</text:p>
            <text:p text:style-name="P11">Faculty of Mathematical Science</text:p>
            <text:p text:style-name="P11">Statistics &amp; Computer Science</text:p>
            <text:p text:style-name="P11">2003-2008</text:p>
          </table:table-cell>
        </table:table-row>
      </table:table>
      <text:p text:style-name="P1"/>
      <text:p text:style-name="P1"/>
      <text:p text:style-name="P1"/>
      <text:p text:style-name="P7">Work</text:p>
      <text:p text:style-name="P7"/>
      <text:list xml:id="list1994899896" text:style-name="L1">
        <text:list-item>
          <text:p text:style-name="P30"><text:span text:style-name="T35">2020 – now</text:span><text:span text:style-name="T3"> <text:s/></text:span><text:span text:style-name="T4">&gt; </text:span><text:span text:style-name="T7">Product Manager &amp; </text:span><text:span text:style-name="T6">Full-Stack P</text:span><text:span text:style-name="T5">rogrammer</text:span> – Khashta-Lab Co.Ltd – Sudan.</text:p>
        </text:list-item>
        <text:list-item>
          <text:p text:style-name="P27"><text:span text:style-name="T14">2014 – 201</text:span><text:span text:style-name="T15">9</text:span><text:span text:style-name="T20"> &gt; </text:span><text:span text:style-name="T22">Product Manager &amp; </text:span><text:span text:style-name="T19">Senior </text:span><text:span text:style-name="T21">Web Developer </text:span><text:span text:style-name="T11">– Shms Alidarh Co. Ltd – </text:span><text:span text:style-name="T27">K</text:span><text:span text:style-name="T11">S</text:span><text:span text:style-name="T27">A</text:span><text:span text:style-name="T26">.</text:span></text:p>
        </text:list-item>
        <text:list-item>
          <text:p text:style-name="P28"><text:span text:style-name="T14">2013 – 2014</text:span><text:span text:style-name="T20"> &gt; </text:span><text:span text:style-name="T19">Full Stack Web Developer</text:span><text:span text:style-name="T11"> – </text:span><text:span text:style-name="T27">R</text:span><text:span text:style-name="T11">emotely – Dan Technologies – </text:span><text:span text:style-name="T27">KSA</text:span><text:span text:style-name="T11">.</text:span></text:p>
        </text:list-item>
        <text:list-item>
          <text:p text:style-name="P31"><text:span text:style-name="T35">2012 – 2013</text:span><text:span text:style-name="T3"> &gt; </text:span><text:span text:style-name="T2">Programmer </text:span>– White Nile Sugar Company Co. Ltd – Sudan.</text:p>
        </text:list-item>
        <text:list-item>
          <text:p text:style-name="P31"><text:span text:style-name="T35">2010 – 2012</text:span><text:span text:style-name="T3"> &gt; </text:span><text:span text:style-name="T2">Programmer </text:span>– National Council for Training – Sudan.</text:p>
        </text:list-item>
        <text:list-item>
          <text:p text:style-name="P31"><text:span text:style-name="T35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5"/>
      <text:p text:style-name="P2">Areas of knowledge and expertise</text:p>
      <text:p text:style-name="P2"/>
      <text:list xml:id="list1953493536" text:style-name="L2">
        <text:list-item>
          <text:p text:style-name="P32"><text:span text:style-name="T2">ERP :</text:span> Starting with Microsoft Dynamics at White Nile Sugar Company, and then SNSO ERP specialized in <text:span text:style-name="T38">KSA </text:span>charitable <text:span text:style-name="T38">organization</text:span>.</text:p>
        </text:list-item>
        <text:list-item>
          <text:p text:style-name="P49"><text:span text:style-name="T19">Dev-Ops :</text:span><text:span text:style-name="T11"> By working on a set of software projects with multinational teams, I gain strong knowledge and practice in DevOps : </text:span><text:span text:style-name="T46">BUILD, TEST, RELEASE, PLAN &amp; MONITOR</text:span><text:span text:style-name="T11">.</text:span></text:p>
        </text:list-item>
        <text:list-item>
          <text:p text:style-name="P32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2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50"><text:span text:style-name="T19">Content Writing :</text:span><text:span text:style-name="T11"> I worked on a variety of assignments that required writing specialized content related to technology, software, documentation, </text:span><text:span text:style-name="T28">and more in my Linkedin </text:span><text:span text:style-name="T29">N</text:span><text:span text:style-name="T28">ewsl</text:span><text:span text:style-name="T29">e</text:span><text:span text:style-name="T28">tter </text:span></text:p>
          <text:p text:style-name="P33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/>
      <text:p text:style-name="P5"><text:soft-page-break/></text:p>
      <text:p text:style-name="P5">Training :</text:p>
      <text:p text:style-name="P5"/>
      <text:list xml:id="list131652853639409" text:continue-list="list1994899896" text:style-name="L1">
        <text:list-item text:start-value="1">
          <text:p text:style-name="P47"><text:span text:style-name="T34">Machine Learning with Python</text:span>, Royal College of science and technology, 2/10/2021 — 14/10/2021</text:p>
        </text:list-item>
        <text:list-item>
          <text:p text:style-name="P47"><text:span text:style-name="T34">Classic Control</text:span>, Newton Training Center, 8/12/2021 — 20/12/2021</text:p>
        </text:list-item>
        <text:list-item>
          <text:p text:style-name="P47"><text:span text:style-name="T34">Computer Diagnostics for Cars</text:span>, Newton Training Center, 8/11/2021 — 28/11/2021</text:p>
        </text:list-item>
        <text:list-item>
          <text:p text:style-name="P47"><text:span text:style-name="T34">Designing Computer Database in Accounting</text:span>, University of Khartoum – Faculty of Mathematical Science – Training Unit – 19/1/2014 – 27/1/2014.</text:p>
        </text:list-item>
        <text:list-item>
          <text:p text:style-name="P47"><text:span text:style-name="T34">Risk Management of Information Technology System</text:span>, University of Khartoum – Faculty of Mathematical Science – Training Unit – 6/2/2012 – 11/2/2012.</text:p>
        </text:list-item>
        <text:list-item>
          <text:p text:style-name="P47"><text:span text:style-name="T34">Web Designing</text:span>, Visma Information Services <text:span text:style-name="T10">Center </text:span>– Secunderabad – India – 29/9/2011 – 19/10/2011.</text:p>
        </text:list-item>
        <text:list-item>
          <text:p text:style-name="P47"><text:span text:style-name="T34">Oracle Developer</text:span>, Alsabah Service Co. Ltd – Khartoum – 15/9/2005 – 15/12/2004.</text:p>
        </text:list-item>
      </text:list>
      <text:p text:style-name="P4"/>
      <text:p text:style-name="P3"/>
      <text:p text:style-name="P3">Methodologies, Language and Tools 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43180461136">
          <table:table-cell table:style-name="Table1.A1" office:value-type="string">
            <text:p text:style-name="P19">IT Management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443222774000">
          <table:table-cell table:style-name="Table1.A2" office:value-type="string">
            <text:p text:style-name="P12">- ITIL</text:p>
            <text:p text:style-name="P17"><text:span text:style-name="T41">- </text:span><text:span text:style-name="T42">AGILE</text:span></text:p>
            <text:p text:style-name="P17"><text:span text:style-name="T41">- </text:span><text:span text:style-name="T42">KANPAN</text:span></text:p>
            <text:p text:style-name="P12">- RACI</text:p>
            <text:p text:style-name="P12">- Canvas Business Model</text:p>
            <text:p text:style-name="P17"><text:span text:style-name="T41">- </text:span><text:span text:style-name="T42">SCRUM</text:span></text:p>
            <text:p text:style-name="P12">- COBI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ython</text:p>
            <text:p text:style-name="P12">- PHP</text:p>
            <text:p text:style-name="P12">- Dart</text:p>
            <text:p text:style-name="P12">- JavaScrip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SPSS</text:p>
            <text:p text:style-name="P12">- R <text:span text:style-name="T1">Package</text:span></text:p>
            <text:p text:style-name="P12">- Excel</text:p>
            <text:p text:style-name="P12">- Numby</text:p>
            <text:p text:style-name="P12">- MatPlotLib</text:p>
            <text:p text:style-name="P12">- Scikit-learn</text:p>
          </table:table-cell>
        </table:table-row>
        <table:table-row table:style-name="Table1.3"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Line94443212828944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443209986848">
          <table:table-cell table:style-name="Table1.A2" office:value-type="string">
            <text:p text:style-name="P12">- Django</text:p>
            <text:p text:style-name="P12">- Laravel</text:p>
            <text:p text:style-name="P12">- Vue.js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Git, Github, Gitlab</text:p>
            <text:p text:style-name="P12">- Digitalocean, Heroku</text:p>
            <text:p text:style-name="P12">- Linux, Ubuntu</text:p>
            <text:p text:style-name="P13">- Ansible, <text:span text:style-name="T47">Docker</text:span>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ostgreSql</text:p>
            <text:p text:style-name="P12">- MySql</text:p>
            <text:p text:style-name="P12">- Neo4j</text:p>
            <text:p text:style-name="P12">- SqlLite</text:p>
          </table:table-cell>
        </table:table-row>
        <table:table-row table:style-name="TableLine94443210059744"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43"/>
          </table:table-cell>
        </table:table-row>
        <table:table-row table:style-name="TableLine94443174595424">
          <table:table-cell table:style-name="Table1.A1" office:value-type="string">
            <text:p text:style-name="P15">Payments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15">3D Designing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16"/>
          </table:table-cell>
        </table:table-row>
        <table:table-row table:style-name="TableLine94443222154640">
          <table:table-cell table:style-name="Table1.A2" office:value-type="string">
            <text:p text:style-name="P14">- Stripe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<text:span text:style-name="T39">CATIA V5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12"/>
          </table:table-cell>
        </table:table-row>
      </table:table>
      <text:p text:style-name="P8"/>
      <text:p text:style-name="P38"/>
      <text:p text:style-name="P52"><text:span text:style-name="T23">Contributions : </text:span></text:p>
      <text:p text:style-name="P52"><text:span text:style-name="T23"/></text:p>
      <text:list xml:id="list3144285379" text:style-name="L5">
        <text:list-item>
          <text:p text:style-name="P44"><text:span text:style-name="T49">Presentation : </text:span><text:span text:style-name="T36">“Product, how to program”</text:span><text:span text:style-name="T49">, B.M Solution Initiative, 01/03/2016.</text:span></text:p>
        </text:list-item>
        <text:list-item>
          <text:p text:style-name="P46">Seminar : <text:span text:style-name="T34">“Hello World”</text:span>, Digitopia Group, 06/04/2018.</text:p>
        </text:list-item>
        <text:list-item>
          <text:p text:style-name="P44"><text:span text:style-name="T49">Speaker: </text:span><text:span text:style-name="T36">“</text:span><text:span text:style-name="T34">Building work teams through food activities</text:span><text:span text:style-name="T36">”</text:span><text:span text:style-name="T49">, TEDx MashreqU, </text:span><text:span text:style-name="T50">01/02/2019.</text:span></text:p>
        </text:list-item>
        <text:list-item>
          <text:p text:style-name="P45"><text:span text:style-name="T50">lecture: </text:span><text:span text:style-name="T37">“Community Entrepreneurship”</text:span><text:span text:style-name="T50">, Holy Quran University, HULT PRIZE, 13/12/2020.</text:span></text:p>
        </text:list-item>
        <text:list-item>
          <text:p text:style-name="P53"><text:span text:style-name="T31">Volunteer: </text:span><text:span text:style-name="T17">“</text:span><text:span text:style-name="T16">Sudanese Team for Response and Crisis Management”</text:span><text:span text:style-name="T18">, </text:span><text:a xlink:type="simple" xlink:href="https://tnseeg.net/" text:style-name="Internet_20_link" text:visited-style-name="Visited_20_Internet_20_Link">https://tnseeg.net</text:a><text:span text:style-name="T31">, 2022.</text:span></text:p>
        </text:list-item>
        <text:list-item>
          <text:p text:style-name="P53"><text:span text:style-name="T31">Volunteer: </text:span><text:span text:style-name="T17">“Nafeer Initiative”</text:span><text:span text:style-name="T31">, </text:span><text:a xlink:type="simple" xlink:href="https://web.facebook.com/NafeerInitiative" text:style-name="Internet_20_link" text:visited-style-name="Visited_20_Internet_20_Link">https://web.facebook.com/NafeerInitiative</text:a><text:span text:style-name="T31">, 2013.</text:span></text:p>
        </text:list-item>
      </text:list>
      <text:p text:style-name="P64"><text:span text:style-name="T23"/></text:p>
      <text:p text:style-name="P56"><text:span text:style-name="T48">Projects &amp; </text:span>Products : </text:p>
      <text:p text:style-name="P38"/>
      <table:table table:name="Table3" table:style-name="Table3">
        <table:table-column table:style-name="Table3.A"/>
        <table:table-column table:style-name="Table3.B"/>
        <table:table-row table:style-name="TableLine94443194119808">
          <table:table-cell table:style-name="Table3.A1" table:number-columns-spanned="2" office:value-type="string">
            <text:h text:style-name="P26" text:outline-level="6"><text:span text:style-name="T54">1- </text:span>Alsinnariah Platform — Kashta <text:span text:style-name="T56">— </text:span>Sudan</text:h>
          </table:table-cell>
          <table:covered-table-cell/>
        </table:table-row>
        <table:table-row table:style-name="TableLine94443194119808">
          <table:table-cell table:style-name="Table3.A1" table:number-rows-spanned="3" office:value-type="string">
            <text:p text:style-name="P57"/>
          </table:table-cell>
          <table:table-cell table:style-name="Table3.A1" office:value-type="string">
            <text:p text:style-name="Table_20_Contents">Education <text:span text:style-name="T47">Requests</text:span> <text:span text:style-name="T47">M</text:span>anagement <text:span text:style-name="T47">P</text:span>latform, <text:span text:style-name="T47">B2C &amp; B2B</text:span>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P63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443203085312">
          <table:table-cell table:style-name="Table4.A1" table:number-columns-spanned="2" office:value-type="string">
            <text:h text:style-name="P25" text:outline-level="6"><text:span text:style-name="T54">2- </text:span>Soug Alagar Platform — New Era Smart Marketing — <text:span text:style-name="T54">USA/</text:span>Dubai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8"/>
          </table:table-cell>
          <table:table-cell table:style-name="Table4.A1" office:value-type="string">
            <text:p text:style-name="P59"><text:span text:style-name="T47">Real Estate</text:span> advertising portal for renting, <text:s/>selling properties in UAE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4">3- </text:span>Competitions Platform — Aaba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9"/>
          </table:table-cell>
          <table:table-cell table:style-name="Table4.A1" office:value-type="string">
            <text:p text:style-name="P59">Competitions management platform for Orphan Associations in the KSA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4">4- </text:span>Rehabilitation Platform — Awn Org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9"/>
          </table:table-cell>
          <table:table-cell table:style-name="Table4.A1" office:value-type="string">
            <text:p text:style-name="P59">A platform for treatment and rehabilitation of drug addicts in the KSA/Ase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Product Manager — 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4">5- </text:span>HR System — Asl Alrwad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9"/>
          </table:table-cell>
          <table:table-cell table:style-name="Table4.A1" office:value-type="string">
            <text:p text:style-name="P59">Human Resources Management System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59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42"/>
      <text:p text:style-name="P42"><text:span text:style-name="T40">* More projects at </text:span><text:a xlink:type="simple" xlink:href="https://bakrialtaif.github.io/projects.html" text:style-name="Internet_20_link" text:visited-style-name="Visited_20_Internet_20_Link"><text:span text:style-name="T40">https://bakrialtaif.github.io/projects.html</text:span></text:a><text:span text:style-name="T40"> </text:span></text:p>
      <text:p text:style-name="P38"/>
      <text:p text:style-name="P48"><text:span text:style-name="T2">Languages :</text:span></text:p>
      <text:p text:style-name="P54"><text:span text:style-name="T11"><text:s/>Arabic – </text:span><text:span text:style-name="T32">m</text:span><text:span text:style-name="T11">other tongue.</text:span></text:p>
      <text:p text:style-name="P54"><text:span text:style-name="T11"><text:s/>English – </text:span><text:span text:style-name="T30">V</text:span><text:span text:style-name="T11">ery Good.</text:span></text:p>
      <text:p text:style-name="P54"><text:span text:style-name="T30"><text:s/>Spanish –Beginner</text:span></text:p>
      <text:p text:style-name="P1"/>
      <text:p text:style-name="P55"><text:span text:style-name="T25">Personal Information </text:span><text:span text:style-name="T27">:</text:span></text:p>
      <text:p text:style-name="P34"><text:span text:style-name="T52">Sudanese, Male, Muslim, Married, </text:span><text:span text:style-name="T53">Birth Date </text:span><text:span text:style-name="T52">30/7/1985</text:span></text:p>
      <text:p text:style-name="P34"><text:span text:style-name="T52"/></text:p>
      <text:p text:style-name="P36"><text:a xlink:type="simple" xlink:href="https://bakrialtaif.github.io/" text:style-name="Internet_20_link" text:visited-style-name="Visited_20_Internet_20_Link"><text:span text:style-name="T43">https://bakrialtaif.github.io</text:span></text:a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9-30T13:16:41.864485496</dc:date>
    <meta:editing-duration>PT2H41M45S</meta:editing-duration>
    <meta:editing-cycles>79</meta:editing-cycles>
    <meta:generator>LibreOffice/6.4.7.2$Linux_X86_64 LibreOffice_project/40$Build-2</meta:generator>
    <meta:document-statistic meta:table-count="4" meta:image-count="0" meta:object-count="0" meta:page-count="3" meta:paragraph-count="108" meta:word-count="670" meta:character-count="4762" meta:non-whitespace-character-count="4162"/>
  </office:meta>
</office:document-meta>
</file>